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21a2e5"/>
    </style:style>
    <style:style style:name="P2" style:family="paragraph" style:parent-style-name="Standard" style:master-page-name="Standard">
      <style:paragraph-properties style:page-number="auto"/>
    </style:style>
    <style:style style:name="P3" style:family="paragraph" style:parent-style-name="Standard">
      <style:text-properties officeooo:paragraph-rsid="00255dd7"/>
    </style:style>
    <style:style style:name="T1" style:family="text">
      <style:text-properties fo:font-size="12pt" style:font-size-asian="12pt" style:font-size-complex="12pt"/>
    </style:style>
    <style:style style:name="T2" style:family="text">
      <style:text-properties fo:font-size="12pt" officeooo:rsid="001ff4d5" style:font-size-asian="12pt" style:font-size-complex="12pt"/>
    </style:style>
    <style:style style:name="T3" style:family="text">
      <style:text-properties fo:font-size="12pt" officeooo:rsid="0021a2e5" style:font-size-asian="12pt" style:font-size-complex="12pt"/>
    </style:style>
    <style:style style:name="T4" style:family="text">
      <style:text-properties fo:font-size="12pt" officeooo:rsid="002390dd" style:font-size-asian="12pt" style:font-size-complex="12pt"/>
    </style:style>
    <style:style style:name="T5" style:family="text">
      <style:text-properties fo:font-size="12pt" officeooo:rsid="0023fea4" style:font-size-asian="12pt" style:font-size-complex="12pt"/>
    </style:style>
    <style:style style:name="T6" style:family="text">
      <style:text-properties fo:font-size="12pt" officeooo:rsid="00246b6b" style:font-size-asian="12pt" style:font-size-complex="12pt"/>
    </style:style>
    <style:style style:name="T7" style:family="text">
      <style:text-properties fo:font-size="12pt" officeooo:rsid="00250b90" style:font-size-asian="12pt" style:font-size-complex="12pt"/>
    </style:style>
    <style:style style:name="T8" style:family="text">
      <style:text-properties fo:font-size="12pt" officeooo:rsid="00255dd7" style:font-size-asian="12pt" style:font-size-complex="12pt"/>
    </style:style>
    <style:style style:name="T9" style:family="text">
      <style:text-properties fo:font-size="12pt" officeooo:rsid="00265378"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T1">Based on biographies of Department of Homeland Security (DHS) agents, multiple social networks</text:span><text:bookmark text:name="_GoBack"/><text:span text:style-name="T1"> can be made connecting </text:span><text:span text:style-name="T8">them to each other</text:span><text:span text:style-name="T1">. </text:span><text:span text:style-name="T2">These social networks can be made by simply comparing their date of birth, birthplace, appearance, and ethnicity. Another way to link these agents is to compare the colleges they attended and previous work. Once these soci</text:span><text:span text:style-name="T3">al </text:span><text:span text:style-name="T2">networks are made, many assumptions can be made: intelligent, loving, patient, </text:span><text:span text:style-name="T8">etc</text:span><text:span text:style-name="T2">. </text:span></text:p>
      <text:p text:style-name="P3"><text:span text:style-name="T2"><text:tab/></text:span><text:span text:style-name="T3">The following observations can be placed in multiple networks </text:span><text:span text:style-name="T8">to connect multiple agents</text:span><text:span text:style-name="T3">. <text:s/></text:span><text:span text:style-name="T8">To begin with,</text:span><text:span text:style-name="T3"> each of the men and women are married, with the exception of Christian Duncan who at on</text:span><text:span text:style-name="T8">e time</text:span><text:span text:style-name="T3"> had a wife, </text:span><text:span text:style-name="T8">but is now a widower</text:span><text:span text:style-name="T3">. All of these agents are immediately connected to a network by simply having a better half.</text:span></text:p>
      <text:p text:style-name="P3"><text:span text:style-name="T3"><text:tab/>Once you have been linked with everyone in a network, you are immediately placed in another network with different characteristics, </text:span><text:span text:style-name="T8">such as</text:span><text:span text:style-name="T3"> physical appearance. Jean Gourd, Paul Hummel, Travis Atkinson, and Nicole de Fee all wear glasses. Also a majority of the agents are Caucasian with the exception of Mark O. Melder, Jeremy Mhire, and two other agents who have yet to release their ethnicity. These are simple observations that show a very large network of people with lots of <text:s/>connections.</text:span></text:p>
      <text:p text:style-name="P3"><text:span text:style-name="T3"><text:tab/></text:span><text:span text:style-name="T4">Other ways to connect these agents is to look into their past and compare colleges and past companies they </text:span><text:span text:style-name="T8">have </text:span><text:span text:style-name="T4">worked for. <text:s/>A network can be made based on how a group of the agents previously worked for special intelligence agencies: Mark O. Melder, Jeremy Mhire, Christian Duncan, Drew McKevitt, Jason Pigg, Travis Atkinson, and Paul Hammel. This long list connects the members with one adjective: “strategic.” </text:span><text:span text:style-name="T5">Christian Duncan, Travis Atkison, and Jeremy Mhire all worked for the FBI, but </text:span><text:span text:style-name="T6">none worked for them at the same time the other two did. </text:span></text:p>
      <text:p text:style-name="P3"><text:span text:style-name="T6"><text:tab/></text:span><text:span text:style-name="T8">In the same way the agents have past jobs that relate to one another, many of the agents have similar jobs now. <text:s/></text:span><text:span text:style-name="T4">In the DHS there are four analysts: Ernest Rufleths, Mark O. Melder, Nicole de Fee, and Drew McKevitt. The fact that they are all analysts </text:span><text:span text:style-name="T9">suggests</text:span><text:span text:style-name="T4"> they are very observ</text:span><text:span text:style-name="T8">ant</text:span><text:span text:style-name="T4">. <text:s/></text:span><text:span text:style-name="T9">These agents share a connection through this that separates them from the other agents.</text:span></text:p>
      <text:p text:style-name="P1"><text:span text:style-name="T4"><text:tab/></text:span><text:span text:style-name="T5">More observations show us each and every DHS member has more than one college degree. Most </text:span><text:span text:style-name="T8">of them</text:span><text:span text:style-name="T5"> have more than two! These men and women clearly have a great work ethic and lots of drive. You can also form social networks based on where they went to college. Travis Atkison and </text:span><text:soft-page-break/><text:span text:style-name="T5">Heath Tims are alumni of Mississippi State. Also Ernest Rufleth and Heath Tims attended school at Purdue University. </text:span></text:p>
      <text:p text:style-name="P1"><text:span text:style-name="T6"><text:tab/>Grouping everyone in a social network can be the best way to compare their looks, personalities or tho</text:span><text:span text:style-name="T7">ughts. It is said that through your connections with others and their connections and so on... that you are never more than five connections away from anyone on the Earth. Everyone can be grouped into a social network somehow, and you certainly won't be the only on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anda Howard</meta:initial-creator>
    <dc:creator>Cyber Discovery</dc:creator>
    <meta:editing-cycles>4</meta:editing-cycles>
    <meta:creation-date>2014-07-25T04:15:00</meta:creation-date>
    <dc:date>2014-07-25T08:09:47.224102172</dc:date>
    <meta:editing-duration>P0D</meta:editing-duration>
    <meta:generator>LibreOffice/4.2.3.3$Linux_x86 LibreOffice_project/420m0$Build-3</meta:generator>
    <meta:document-statistic meta:table-count="0" meta:image-count="0" meta:object-count="0" meta:page-count="2" meta:paragraph-count="7" meta:word-count="500" meta:character-count="2962" meta:non-whitespace-character-count="2453"/>
    <meta:user-defined meta:name="AppVersion">14.0000</meta:user-defined>
    <meta:user-defined meta:name="Company">El Dorado School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